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F0000021494EE29AB.jpg"/>
  <manifest:file-entry manifest:media-type="image/jpeg" manifest:full-path="Pictures/10000000000003D2000001CFFCC093C0.jpg"/>
  <manifest:file-entry manifest:media-type="image/jpeg" manifest:full-path="Pictures/10000000000005DE0000025A29C8A45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.42cm" fo:margin-bottom="0cm"/>
    </style:style>
    <style:style style:name="P3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Grafik3" text:anchor-type="paragraph" svg:x="0.116cm" svg:y="17.346cm" svg:width="16.002cm" svg:height="6.414cm" draw:z-index="2"><draw:image xlink:href="Pictures/10000000000005DE0000025A29C8A451.jpg" xlink:type="simple" xlink:show="embed" xlink:actuate="onLoad"/></draw:frame><draw:frame draw:style-name="fr2" draw:name="Grafik2" text:anchor-type="paragraph" svg:x="0.116cm" svg:y="8.377cm" svg:width="16.002cm" svg:height="7.5cm" draw:z-index="1"><draw:image xlink:href="Pictures/100000000000046F0000021494EE29AB.jpg" xlink:type="simple" xlink:show="embed" xlink:actuate="onLoad"/></draw:frame><draw:frame draw:style-name="fr1" draw:name="Grafik1" text:anchor-type="paragraph" svg:width="16.002cm" svg:height="7.574cm" draw:z-index="0"><draw:image xlink:href="Pictures/10000000000003D2000001CFFCC093C0.jpg" xlink:type="simple" xlink:show="embed" xlink:actuate="onLoad"/></draw:frame>Steigung 1</text:h>
      <text:h text:style-name="Heading_20_1" text:outline-level="1">Steigung 2</text:h>
      <text:p text:style-name="Standard"/>
      <text:h text:style-name="P2" text:outline-level="1">Beschleunigung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0-06-26T15:11:59.14</meta:creation-date>
    <meta:editing-duration>PT5M43S</meta:editing-duration>
    <meta:generator>OpenOffice/4.1.7$Win32 OpenOffice.org_project/417m1$Build-9800</meta:generator>
    <meta:initial-creator>Caspar Kroll</meta:initial-creator>
    <meta:printed-by>Caspar Kroll</meta:printed-by>
    <meta:print-date>2020-06-26T15:17:11.01</meta:print-date>
    <meta:document-statistic meta:table-count="0" meta:image-count="3" meta:object-count="0" meta:page-count="1" meta:paragraph-count="3" meta:word-count="5" meta:character-count="34"/>
    <dc:date>2020-06-26T15:17:38.05</dc:date>
    <dc:creator>Caspar Kroll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AppData/Roaming/OpenOffice/4/user/template/Normal.ott" meta:date="2020-06-26T15:11:54.90"/>
  </office:meta>
</office:document-meta>
</file>